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text-underline-style="none" style:font-size-asian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Paragraph">
      <style:text-properties fo:font-size="12pt" style:text-underline-style="solid" style:text-underline-width="auto" style:text-underline-color="font-color" style:font-size-asian="12pt"/>
    </style:style>
    <style:style style:name="P5" style:family="paragraph" style:parent-style-name="List_20_Paragraph">
      <style:paragraph-properties fo:margin-left="0in" fo:margin-right="0in" fo:text-indent="0in" style:auto-text-indent="false" fo:break-before="page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style:font-size-asian="12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ize="12pt" style:font-size-asian="12pt"/>
    </style:style>
    <style:style style:name="P9" style:family="paragraph" style:parent-style-name="No_20_Spacing">
      <style:paragraph-properties fo:text-align="center" style:justify-single-word="false"/>
      <style:text-properties fo:font-size="12pt" style:font-size-asian="12pt"/>
    </style:style>
    <style:style style:name="P10" style:family="paragraph" style:parent-style-name="No_20_Spacing" style:list-style-name="WWNum2"/>
    <style:style style:name="P11" style:family="paragraph" style:parent-style-name="No_20_Spacing" style:list-style-name="WWNum3"/>
    <style:style style:name="P12" style:family="paragraph" style:parent-style-name="No_20_Spacing">
      <style:paragraph-properties fo:margin-left="0.5in" fo:margin-right="0in" fo:text-indent="0in" style:auto-text-indent="false"/>
    </style:style>
    <style:style style:name="P13" style:family="paragraph" style:parent-style-name="No_20_Spacing">
      <style:paragraph-properties fo:break-before="page"/>
    </style:style>
    <style:style style:name="P14" style:family="paragraph" style:parent-style-name="No_20_Spacing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racticing With Algorithms and Identifiers</text:span></text:p>
      <text:p text:style-name="P7"><text:span text:style-name="T1">Class Exercise</text:span></text:p>
      <text:p text:style-name="P9"/>
      <text:p text:style-name="No_20_Spacing"><text:span text:style-name="T2">Review:</text:span><text:span text:style-name="T1"> <text:s/>All algorithms include:</text:span></text:p>
      <text:list xml:id="list1193760298372784719" text:style-name="WWNum2">
        <text:list-item>
          <text:p text:style-name="P10"><text:span text:style-name="T1">input from the user </text:span></text:p>
        </text:list-item>
        <text:list-item>
          <text:p text:style-name="P10"><text:span text:style-name="T1">validation of input</text:span></text:p>
        </text:list-item>
        <text:list-item>
          <text:p text:style-name="P10"><text:span text:style-name="T1">storage of the validated input</text:span></text:p>
        </text:list-item>
        <text:list-item>
          <text:p text:style-name="P10"><text:span text:style-name="T1">processing (the calculations)</text:span></text:p>
        </text:list-item>
        <text:list-item>
          <text:p text:style-name="P10"><text:span text:style-name="T1">storage of the calculations</text:span></text:p>
        </text:list-item>
        <text:list-item>
          <text:p text:style-name="P10"><text:span text:style-name="T1">output (displaying the answer).</text:span></text:p>
        </text:list-item>
      </text:list>
      <text:p text:style-name="P8"/>
      <text:p text:style-name="No_20_Spacing"><text:span text:style-name="T1">Following the example from </text:span><text:span text:style-name="T2">section 1.3 Programs and Programming Languages on Page 8 of the online text </text:span><text:span text:style-name="T1">, write the steps (algorithm) and any identifiers that would be needed to hold data. Not every line in your algorithm will require an identifier. Identifiers should include the data type.</text:span></text:p>
      <text:p text:style-name="P8"/>
      <text:p text:style-name="No_20_Spacing"><text:span text:style-name="T1">List the steps that need to be taken in order to find and display the answer.</text:span></text:p>
      <text:p text:style-name="P12"><text:span text:style-name="T1"><text:s/></text:span></text:p>
      <text:p text:style-name="No_20_Spacing"><text:span text:style-name="T1">Think: </text:span></text:p>
      <text:list xml:id="list6498326205142436296" text:style-name="WWNum3">
        <text:list-item>
          <text:p text:style-name="P11"><text:span text:style-name="T1">what will the user need to input in order to determine the answer? <text:s/></text:span></text:p>
        </text:list-item>
        <text:list-item>
          <text:p text:style-name="P11"><text:span text:style-name="T1">what is the equation</text:span></text:p>
        </text:list-item>
        <text:list-item>
          <text:p text:style-name="P11"><text:span text:style-name="T1">what data needs to be displayed to the user to solve the problem</text:span></text:p>
        </text:list-item>
      </text:list>
      <text:p text:style-name="P8"/>
      <text:p text:style-name="P8"/>
      <text:p text:style-name="P8"/>
      <text:p text:style-name="P1"/>
      <text:p text:style-name="P13"><text:span text:style-name="T1">1. Calculate and display the current age of a person when they celebrate their birthday in 2020.</text:span></text:p>
      <text:p text:style-name="P1"/>
      <text:p text:style-name="P1">#include &lt;iostream&gt;</text:p>
      <text:p text:style-name="P1">#include&lt;String&gt;</text:p>
      <text:p text:style-name="P1">using namespace std;</text:p>
      <text:p text:style-name="P1">int main(){</text:p>
      <text:p text:style-name="P1">int yearBorn = 0;</text:p>
      <text:p text:style-name="P1">int age = 0;</text:p>
      <text:p text:style-name="P1">int yearNow <text:s/>= 2020;</text:p>
      <text:p text:style-name="P1">// input of the year the user was born </text:p>
      <text:p text:style-name="P1">cout &lt;&lt; “Please enter the year you were born.”;</text:p>
      <text:p text:style-name="P1">cin &gt;&gt; <text:s/>yearBorn;</text:p>
      <text:p text:style-name="P1">// calculation of the person's age</text:p>
      <text:p text:style-name="P1">age = <text:s/>yearNow – yearBorn;</text:p>
      <text:p text:style-name="P1">// display the age on console</text:p>
      <text:p text:style-name="P1">cout&lt;&lt; “ Your age is <text:s/>“ <text:s/>&lt;&lt; age &lt;&lt; “ .” &lt;&lt; endl;</text:p>
      <text:p text:style-name="P1">return 0;</text:p>
      <text:p text:style-name="P1">}</text:p>
      <text:p text:style-name="P3"><text:span text:style-name="T1">2. <text:s/>Calculate and display the average of 2 numbers that are input by the user.</text:span></text:p>
      <text:p text:style-name="P1"># include &lt;iostream&gt;</text:p>
      <text:p text:style-name="P1"># include&lt; string&gt;</text:p>
      <text:p text:style-name="P1">using namespace std;</text:p>
      <text:p text:style-name="P2">int main(){</text:p>
      <text:p text:style-name="P2">int input1 = 0;</text:p>
      <text:p text:style-name="P2">int input2 = 0;</text:p>
      <text:p text:style-name="P2">double average = 0;</text:p>
      <text:p text:style-name="P2">// get two numbers</text:p>
      <text:p text:style-name="P2">cout &lt;&lt; “Please enter an integer.”;</text:p>
      <text:p text:style-name="P2">cin &gt;&gt; input1;</text:p>
      <text:p text:style-name="P2">cout &lt;&lt; “Please enter another integer.”;</text:p>
      <text:p text:style-name="P2">cin &gt;&gt; input2;</text:p>
      <text:p text:style-name="P2">// calculate the average of the two numbers</text:p>
      <text:p text:style-name="P2">average = (input1 + input2 ) / 2;</text:p>
      <text:p text:style-name="P2">// display the average</text:p>
      <text:p text:style-name="P2">cout &lt; “ The average of the two numbers you entered is <text:s/>“ <text:s/>&lt;&lt; average &lt;&lt; “ .” &lt;&lt; endl;</text:p>
      <text:p text:style-name="P2">return 0;</text:p>
      <text:p text:style-name="P6">}</text:p>
      <text:p text:style-name="P4"/>
      <text:p text:style-name="P1"/>
      <text:p text:style-name="P3"><text:span text:style-name="T1">3. <text:s/>After the user inputs a number which represents feet and a number that represents inches, calculate and display the total number of inches. <text:s/>Ex: <text:s/>3 feet 4 inches = 40 inches.</text:span></text:p>
      <text:p text:style-name="P1"># include &lt;iostream&gt;</text:p>
      <text:p text:style-name="P1"># include&lt; string&gt;</text:p>
      <text:p text:style-name="P1">using namespace std;</text:p>
      <text:p text:style-name="P2">int main(){</text:p>
      <text:p text:style-name="P2">int feetEntered = 0; // feet entered by user</text:p>
      <text:p text:style-name="P2">int inchEntered = 0; // inches entered by user</text:p>
      <text:p text:style-name="P2">int inchConversion = 0;</text:p>
      <text:p text:style-name="P2">int totalInches = 0;</text:p>
      <text:p text:style-name="P2">// convert feet to inches</text:p>
      <text:p text:style-name="P2">inchConversion = feetEntered * 12;</text:p>
      <text:p text:style-name="P2">// calculate total number of inches</text:p>
      <text:p text:style-name="P2">totalInches <text:s/>= inchConversion + inchEntered;</text:p>
      <text:p text:style-name="P2">//display the total number of inches</text:p>
      <text:p text:style-name="P2">cout &lt;&lt; “ The total number of inches is <text:s/>“ &lt;&lt; totalInches &lt;&lt; “ . “ &lt;&lt; endl;</text:p>
      <text:p text:style-name="P2">return 0;</text:p>
      <text:p text:style-name="P2">}</text:p>
      <text:p text:style-name="P4"/>
      <text:p text:style-name="P1"/>
      <text:p text:style-name="P5"><text:span text:style-name="T1">4. After the user inputs their total salary for the year, calculate and display the average salary per month.</text:span></text:p>
      <text:p text:style-name="P1"># include &lt;iostream&gt;</text:p>
      <text:p text:style-name="P1"># include&lt; string&gt;</text:p>
      <text:p text:style-name="P1">using namespace std;</text:p>
      <text:p text:style-name="P2">int main(){</text:p>
      <text:p text:style-name="P2">double salary = 0; // total salary per year entered by the user</text:p>
      <text:p text:style-name="P2">int month = 12; // total months a year</text:p>
      <text:p text:style-name="P2">double averageSalary = 0;</text:p>
      <text:p text:style-name="P2">// calculate the average salary per month</text:p>
      <text:p text:style-name="P2">averageSalary = salary / 12;</text:p>
      <text:p text:style-name="P2">// display the average salary</text:p>
      <text:p text:style-name="P2">cout&lt;&lt; “ Your monthly average salary is “ &lt;&lt; averageSalary &lt;&lt; “ . “ &lt;&lt; endl;</text:p>
      <text:p text:style-name="P2">return 0;</text:p>
      <text:p text:style-name="P2">}</text:p>
      <text:p text:style-name="P1"/>
      <text:p text:style-name="P3"><text:span text:style-name="T1">5. <text:s text:c="2"/>After the user inputs the cost of an item and the tax rate, calculate and display the total tax of the item.</text:span></text:p>
      <text:p text:style-name="P1"># include &lt;iostream&gt;</text:p>
      <text:p text:style-name="P1"># include&lt; string&gt;</text:p>
      <text:p text:style-name="P1">using namespace std;</text:p>
      <text:p text:style-name="P2">int main(){</text:p>
      <text:p text:style-name="P2">double cost = 0; // item cost entered by user</text:p>
      <text:p text:style-name="P2">double taxRate = 0.06; // tax rate entered by the user</text:p>
      <text:p text:style-name="P2">double tax = 0;</text:p>
      <text:p text:style-name="P2">// calculate the tax on the item</text:p>
      <text:p text:style-name="P2">tax = cost * taxRate;</text:p>
      <text:p text:style-name="P2">// display total tax</text:p>
      <text:p text:style-name="P2">cout &lt;&lt; “ The tax is “ &lt;&lt; tax &lt;&lt; “ . “ &lt;&lt; endl;</text:p>
      <text:p text:style-name="P2">return 0;</text:p>
      <text:p text:style-name="P2">}</text:p>
      <text:p text:style-name="Standard"><text:span text:style-name="T1"><text:s text:c="1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ty</meta:initial-creator>
    <dc:creator>Hui  Lin</dc:creator>
    <meta:editing-cycles>34</meta:editing-cycles>
    <meta:print-date>2015-01-22T21:38:00</meta:print-date>
    <meta:creation-date>2015-01-22T21:42:00</meta:creation-date>
    <dc:date>2021-02-07T15:59:06.03</dc:date>
    <meta:editing-duration>PT1H17M22S</meta:editing-duration>
    <meta:generator>OpenOffice/4.1.7$Win32 OpenOffice.org_project/417m1$Build-9800</meta:generator>
    <meta:document-statistic meta:table-count="0" meta:image-count="0" meta:object-count="0" meta:page-count="6" meta:paragraph-count="98" meta:word-count="634" meta:character-count="3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